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lear Sans" svg:font-family="'Clear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Standard">
      <loext:graphic-properties draw:fill-gradient-name="gradient" draw:fill-hatch-name="hatch"/>
      <style:paragraph-properties fo:margin-left="0in" fo:margin-right="0in" fo:line-height="200%" fo:text-align="center" style:justify-single-word="false" fo:text-indent="0.4984in" style:auto-text-indent="true"/>
      <style:text-properties officeooo:rsid="000a52a1" officeooo:paragraph-rsid="000a52a1"/>
    </style:style>
    <style:style style:name="P2" style:family="paragraph" style:parent-style-name="Standard">
      <loext:graphic-properties draw:fill-gradient-name="gradient" draw:fill-hatch-name="hatch"/>
      <style:paragraph-properties fo:margin-left="0in" fo:margin-right="0in" fo:line-height="200%" fo:text-align="start" style:justify-single-word="false" fo:text-indent="0.4984in" style:auto-text-indent="true"/>
      <style:text-properties officeooo:rsid="000a52a1" officeooo:paragraph-rsid="000a52a1"/>
    </style:style>
    <style:style style:name="P3" style:family="paragraph" style:parent-style-name="Standard">
      <loext:graphic-properties draw:fill-gradient-name="gradient" draw:fill-hatch-name="hatch"/>
      <style:paragraph-properties fo:margin-left="0in" fo:margin-right="0in" fo:line-height="200%" fo:text-align="start" style:justify-single-word="false" fo:text-indent="0.4984in" style:auto-text-indent="true"/>
      <style:text-properties officeooo:rsid="000a591d" officeooo:paragraph-rsid="000a591d"/>
    </style:style>
    <style:style style:name="T1" style:family="text">
      <style:text-properties officeooo:rsid="000a591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Great Commandment - </text:span>Deuteronomy 6:4-7</text:p>
      <text:p text:style-name="P2">If this verse sounds a bit familiar it is the same verse Jesus quoted to the Pharisees and Sadducee's when he was asked what the greatest commandment was. In fact, Jesus quoted Deuteronomy quite a bit. He quoted it to Satan in the wilderness and to the Pharisees. The greatest commandment is a collection of the first half of the ten commandments combined into one easy to understand, but impossible to follow commandment.</text:p>
      <text:p text:style-name="P2">This task is impossible for us to obtain unless we have the Holy Spirit indwelling in us. This greatest commandment is how to love God and follow God perfectly and completely, something we could not do on our own. This part of scripture starts off as “Listen” or your bibles may read “Hear O Israel”. Obviously this word is not just listen, but hear and listen let it stick and never forget it. The start is the basis of all we know to be true and that is The Lord our God is One! It is the basis of all things. We do not serve multiple God’s we serve a triune God, or three in One. God the Father, God the Son, and God the Holy Spirit.</text:p>
      <text:p text:style-name="P2">If you look at the Hebrew for these words, and even just look at the Hebrew letters and their meaning it pointed to Christ long before Jesus set foot on this earth. It pointed to a triune God, Who needed to be worshiped perfectly. Jesus Christ fulfilled this greatest commandment for us when He gave us the Holy Spirit. It finally allowed the children of God to love Him completely, totally, and without interference.</text:p>
      <text:p text:style-name="P3">Our God gave us a perfect gift in Jesus. He gave us our life back. For those of us who are called children of the Most High God, He gave us our love back. He gave us our freedom back, and He gave us our standing in Him back. Jesus’ sacrifice allowed us, as Gentiles, to be grafted into the flock of Israel. He gave us His love, it is only fitting that we reciprocate that back. We are to love the Lord our God with all our heart, soul, and strength and now because of Jesus’ sacrifice on Calvary we can and shall for eternity.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lear Sans" svg:font-family="'Clear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Clear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Clear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Clear Sans" style:font-family-asian="'Clear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9T00:21:39.421313088</meta:creation-date>
    <dc:title>Default</dc:title>
    <meta:editing-duration>PT5M40S</meta:editing-duration>
    <meta:editing-cycles>2</meta:editing-cycles>
    <meta:generator>LibreOffice/7.3.3.2$Linux_X86_64 LibreOffice_project/30$Build-2</meta:generator>
    <dc:date>2022-05-29T00:38:49.741960726</dc:date>
    <meta:document-statistic meta:table-count="0" meta:image-count="0" meta:object-count="0" meta:page-count="1" meta:paragraph-count="5" meta:word-count="385" meta:character-count="2039" meta:non-whitespace-character-count="1658"/>
    <meta:template xlink:type="simple" xlink:actuate="onRequest" xlink:title="Default" xlink:href="../../../../../../../home/pastorczo13/Templates/Default1.ott" meta:date="2022-05-29T00:21:38.836854816"/>
  </office:meta>
</office:document-meta>
</file>